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L длина метры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Прогиб балки жестко закрепленной с двух концов</text:p>
          </table:table-cell>
        </table:table-row>
        <table:table-row table:style-name="ro2">
          <table:table-cell office:value-type="string">
            <text:p>F нагрузка Н/метр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J момент инерции круглой балки массы m: J = m*L^2 \ 12</text:p>
          </table:table-cell>
        </table:table-row>
        <table:table-row table:style-name="ro1">
          <table:table-cell office:value-type="string">
            <text:p>J момент инерции балки</text:p>
          </table:table-cell>
          <table:table-cell office:value-type="float" office:value="0.000000001018">
            <text:p>0,000000001</text:p>
          </table:table-cell>
          <table:table-cell table:number-columns-repeated="2"/>
        </table:table-row>
        <table:table-row table:style-name="ro2">
          <table:table-cell office:value-type="string">
            <text:p>h прогиб, метры</text:p>
          </table:table-cell>
          <table:table-cell table:formula="of:=([.B2]*[.B1]*[.B1]*[.B1]*[.B1])/(384*200000000000*[.B3])" office:value-type="float" office:value="0.0000481335952848723">
            <text:p>4,81335952848723E-005</text:p>
          </table:table-cell>
          <table:table-cell/>
          <table:table-cell office:value-type="string">
            <text:p>h = F*L^4 \ 384*E*J</text:p>
          </table:table-cell>
        </table:table-row>
        <table:table-row table:style-name="ro2">
          <table:table-cell office:value-type="string">
            <text:p>m масса вала</text:p>
          </table:table-cell>
          <table:table-cell table:formula="of:=(PI()*[.B6]*[.B6]/4)*[.B1]*7850" office:value-type="float" office:value="0.35512563356179">
            <text:p>0,3551256336</text:p>
          </table:table-cell>
          <table:table-cell table:number-columns-repeated="2"/>
        </table:table-row>
        <table:table-row table:style-name="ro2">
          <table:table-cell office:value-type="string">
            <text:p>D диаметр вала метры</text:p>
          </table:table-cell>
          <table:table-cell office:value-type="float" office:value="0.012">
            <text:p>0,012</text:p>
          </table:table-cell>
          <table:table-cell/>
          <table:table-cell office:value-type="string">
            <text:p>Прогиб D середины жестко защемленной с двух концов балки длиной L, нагруженной равномерно нагрузкой q составит qL^4/384EJ. где E=2*10^11 модуль Юнга стали, J - момент инерции профиля. </text:p>
          </table:table-cell>
        </table:table-row>
        <table:table-row table:style-name="ro2">
          <table:table-cell office:value-type="string">
            <text:p>r радиус вала метры</text:p>
          </table:table-cell>
          <table:table-cell table:formula="of:=[.B6]/2" office:value-type="float" office:value="0.006">
            <text:p>0,0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h прогиб,mm</text:p>
          </table:table-cell>
          <table:table-cell table:style-name="ce2" table:formula="of:=[.B4]*1000" office:value-type="float" office:value="0.0481335952848723">
            <text:p>0,0481335952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number-columns-repeated="3"/>
          <table:table-cell table:style-name="ce3" office:value-type="string">
            <text:p>I − момент инерции поперечного сечения относительно нейтральной оси, перпендикулярной к валу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number:number-style style:name="N108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31.08.2018</text:date>, <text:time>22:4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8-08-31T21:44:09.99</meta:creation-date>
    <dc:date>2018-08-31T22:47:01.41</dc:date>
    <dc:creator>Bob </dc:creator>
    <meta:editing-duration>PT1H2M43S</meta:editing-duration>
    <meta:editing-cycles>26</meta:editing-cycles>
    <meta:generator>OpenOffice/4.1.5$Win32 OpenOffice.org_project/415m1$Build-9789</meta:generator>
    <meta:document-statistic meta:table-count="3" meta:cell-count="21" meta:object-count="0"/>
  </office:meta>
</office:document-meta>
</file>